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1" style:list-style-name="WWNum1" style:master-page-name="First_20_Page">
      <style:paragraph-properties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 style:list-style-name="L1"/>
    <style:style style:name="T1" style:family="text">
      <style:text-properties style:font-name="Wingdings"/>
    </style:style>
    <style:style style:name="T2" style:family="text">
      <style:text-properties fo:language="es" fo:country="E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55354459751360800" text:style-name="WWNum1">
        <text:list-header>
          <text:h text:style-name="P3" text:outline-level="1">Businesface</text:h>
        </text:list-header>
      </text:list>
      <text:list xml:id="list6888978010931163372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23-1-2019</text:p>
      <text:p text:style-name="Standard"/>
      <text:p text:style-name="P1">Link de Interes: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<text:a xlink:type="simple" xlink:href="mailto:max82574971@gmail.com" text:style-name="Internet_20_link" text:visited-style-name="Visited_20_Internet_20_Link">max82574971@gmail.com</text:a><text:tab/><text:tab/><text:tab/></text:p>
      <text:list xml:id="list36546944" text:continue-numbering="true" text:style-name="Outline">
        <text:list-item>
          <text:list>
            <text:list-item>
              <text:h text:style-name="P4" text:outline-level="2">Como promover?</text:h>
            </text:list-item>
          </text:list>
        </text:list-item>
      </text:list>
      <text:list xml:id="list3869729520651424025" text:style-name="L1">
        <text:list-item>
          <text:p text:style-name="P5">El objetivo debe ser lo más específico posible.</text:p>
        </text:list-item>
        <text:list-item>
          <text:p text:style-name="P5">Las imagenes debebn tener poco texto</text:p>
        </text:list-item>
        <text:list-item>
          <text:p text:style-name="P5">Fundamental usar pixeles, comprobar antes de usar.</text:p>
        </text:list-item>
      </text:list>
      <text:list xml:id="list36550766" text:continue-list="list36546944" text:style-name="Outline">
        <text:list-item>
          <text:list>
            <text:list-item>
              <text:h text:style-name="Heading_20_2" text:outline-level="2">Configuración de la cuenta publicitaria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19-01-23T16:27:44.24</meta:creation-date>
    <meta:editing-duration>PT7M47S</meta:editing-duration>
    <meta:generator>OpenOffice/4.1.6$Win32 OpenOffice.org_project/416m1$Build-9790</meta:generator>
    <meta:initial-creator>Máximo Meza</meta:initial-creator>
    <dc:date>2019-01-23T16:35:51.53</dc:date>
    <dc:creator>Máximo Meza</dc:creator>
    <meta:document-statistic meta:table-count="0" meta:image-count="0" meta:object-count="0" meta:page-count="2" meta:paragraph-count="14" meta:word-count="49" meta:character-count="3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